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4.1382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4.5882in"/>
    </style:style>
    <style:style style:name="co6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l_bot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ext_ste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_answer_validation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db_targ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leep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Приветствие…</text:p>
            <text:p>согласие на обработку перс.данных</text:p>
          </table:table-cell>
          <table:table-cell/>
          <table:table-cell office:value-type="string" calcext:value-type="string">
            <text:p>[</text:p>
            <text:p>  {“text”: “да”, “callback”: “1”, “goto”: 2},</text:p>
            <text:p>  {“text”: “нет”, “callback”: “0”, “goto”: “999”}</text:p>
            <text:p>]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ведите ваше имя</text:p>
          </table:table-cell>
          <table:table-cell table:number-columns-repeated="2"/>
          <table:table-cell office:value-type="string" calcext:value-type="string">
            <text:p>user.na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ведите ваш емейл</text:p>
          </table:table-cell>
          <table:table-cell table:number-columns-repeated="2"/>
          <table:table-cell office:value-type="string" calcext:value-type="string">
            <text:p>user.email</text:p>
          </table:table-cell>
          <table:table-cell table:number-columns-repeated="2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берите ваш род деятельности</text:p>
          </table:table-cell>
          <table:table-cell/>
          <table:table-cell office:value-type="string" calcext:value-type="string">
            <text:p>[</text:p>
            <text:p>  {“text”: “бухгалтер”, “calback”: “buch”},</text:p>
            <text:p>  {“text”: “руководитель”, “calback”: “rukovod”},</text:p>
            <text:p>  {“text”: “IT”, “calback”: “it”},</text:p>
            <text:p>  {“text”: “экономист”, “calback”: “ecomon”},</text:p>
            <text:p>  {“text”: “менеджер”, “calback”: “manager"},</text:p>
            <text:p>]</text:p>
          </table:table-cell>
          <table:table-cell office:value-type="string" calcext:value-type="string">
            <text:p>user.profession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Рассказать о нас?</text:p>
          </table:table-cell>
          <table:table-cell/>
          <table:table-cell office:value-type="string" calcext:value-type="string">
            <text:p>[</text:p>
            <text:p>  {“text”: “да”, “callback”: “1”, “goto”: 6},</text:p>
            <text:p>  {“text”: “нет”, “callback”: “0”, “goto”: “100”}</text:p>
            <text:p>]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Бла-бла-бла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Та-та-та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Бу-бу-бу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Предлагаю пройти квиз.</text:p>
          </table:table-cell>
          <table:table-cell/>
          <table:table-cell office:value-type="string" calcext:value-type="string">
            <text:p>[</text:p>
            <text:p>  {“text”: “начать квиз”, “callback”: “quiz_start:quiz_ural”, “goto”: 101},</text:p>
            <text:p>  {“text”: “пропустить”, “callback”: “skip_quiz”, “goto”: “110”}</text:p>
            <text:p>]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quiz:quiz_ural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ро пожаловать …</text:p>
            <text:p>Давайте познакомимся! Как Вас зовут?</text:p>
          </table:table-cell>
          <table:table-cell table:number-columns-repeated="2"/>
          <table:table-cell office:value-type="string" calcext:value-type="string">
            <text:p>user.na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кажите, пожалуйста, Вашу почту</text:p>
          </table:table-cell>
          <table:table-cell table:number-columns-repeated="2"/>
          <table:table-cell office:value-type="string" calcext:value-type="string">
            <text:p>user.emai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 Ваш телефон</text:p>
          </table:table-cell>
          <table:table-cell table:number-columns-repeated="2"/>
          <table:table-cell office:value-type="string" calcext:value-type="string">
            <text:p>user.phone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Прошу дать согласие на обработку Ваших данных.</text:p>
            <text:p>С полным текстом Согласия можно ознакомиться (здесь)[<text:a xlink:href="https://google.com/" xlink:type="simple">https://google.com</text:a>]</text:p>
          </table:table-cell>
          <table:table-cell/>
          <table:table-cell office:value-type="string" calcext:value-type="string">
            <text:p>[</text:p>
            <text:p>  {“text”: “Согласен”, “callback”: “1”, “goto”: 100},</text:p>
            <text:p>  {“text”: “Нет”, “callback”: “0”, “goto”: “999”}</text:p>
            <text:p>]</text:p>
          </table:table-cell>
          <table:table-cell table:number-columns-repeated="3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**Уралец – звучит гордо! Не зря путешественники со всего мира едут именно к нам: увидеть знаменитые Уральские горы, встать одной ногой в Европу, а другой – в Азию и отведать знаменитую Уральскую гастрономию. А хороши ли вы знакомы с Екатеринбургом и его окрестностями? Давайте проверим!**</text:p>
            <text:p>После каждого вопроса будут 2 кнопки: «ПРАВДА» и «ЛОЖЬ». Для ответа пользователь должен нажать на одну из них. </text:p>
          </table:table-cell>
          <table:table-cell/>
          <table:table-cell office:value-type="string" calcext:value-type="string">
            <text:p>[[</text:p>
            <text:p>  {"text": "Начать", "callback": "quiz_start:quiz_ural", "next_step": 101},</text:p>
            <text:p>  {"text": "Пропустить", "callback": "skip_quiz", "next_step": 999}</text:p>
            <text:p>]]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Спасибо. Вернуться в начало /start</text:p>
          </table:table-cell>
          <table:table-cell table:number-columns-repeated="5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2:19:19.319233818</meta:creation-date>
    <dc:date>2022-10-24T22:15:12.023012125</dc:date>
    <meta:editing-duration>PT2H56M48S</meta:editing-duration>
    <meta:editing-cycles>4</meta:editing-cycles>
    <meta:generator>LibreOffice/7.3.6.2$Linux_X86_64 LibreOffice_project/30$Build-2</meta:generator>
    <meta:document-statistic meta:table-count="1" meta:cell-count="67" meta:object-count="0"/>
  </office:meta>
</office:document-meta>
</file>